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QOM2LuceneQueryBuilder.visit( FullTextSearchScor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SameNodeImpl nod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QOM2LuceneQueryBuilder.transformTermQuery( TermQuery query , boolean toU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QOM2LuceneQueryBuilder.visit( Literal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Not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QOM2LuceneQueryBuilder.visit( Or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QOM2LuceneQueryBuilder.visit( Colum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PropertyValueImpl node , Object data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JQOM2LuceneQueryBuilder.visit( ChildNodeImpl node , Object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QOM2LuceneQueryBuilder.visit( Comparis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UpperCas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QOM2LuceneQueryBuilder.createQuery( QueryObjectModelTree qomTree , SessionImpl session , ItemStateManager sharedItemMgr , NamespaceMappings nsMappings , Analyzer analyzer , PropertyTypeRegistry propReg , SynonymProvider synonymProvider , Map bindVariableValues , IndexFormat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QOM2LuceneQueryBuilder.visit( NodeNameImpl node , Object data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QOM2LuceneQueryBuilder.visit( ChildNode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Joi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DescendantNodeImpl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QOM2LuceneQueryBuilder.visit( Ordering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LengthImpl node , Object data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JQOM2LuceneQueryBuilder.transformCase( Object operand , Object data , boolean toUpperCa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QOM2LuceneQueryBuilder.visit( BindVariableValueImpl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QOM2LuceneQueryBuilder.createLuceneQue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QOM2LuceneQueryBuilder.stringValueOf( Value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QOM2LuceneQueryBuilder.visit( NodeLocalNameImpl node , Object dat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QOM2LuceneQueryBuilder.visit( Equi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JQOM2LuceneQueryBuilder( QueryObjectModelTree qomTree , SessionImpl session , ItemStateManager ism , HierarchyManager hmgr , NamespaceMappings nsMappings , Analyzer analyzer , PropertyTypeRegistry propReg , SynonymProvider synonymProvider , Map bindVariableValues , IndexFormat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QOM2LuceneQueryBuilder.visit( PropertyExistenc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QOM2LuceneQueryBuilder.visit( DescendantNode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SameNode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QOM2LuceneQueryBuilder.visit( QueryObjectModelTre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QOM2LuceneQueryBuilder.visit( And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QOM2LuceneQueryBuilder.visit( SelectorImpl node , Object data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JQOM2LuceneQueryBuilder.visit( LowerCas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QOM2LuceneQueryBuilder.visit( FullTextSearchImpl node , Object dat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